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6pt" officeooo:rsid="000fd1bf" officeooo:paragraph-rsid="000fd1bf" style:font-size-asian="14pt" style:font-size-complex="16pt"/>
    </style:style>
    <style:style style:name="P2" style:family="paragraph" style:parent-style-name="Standard">
      <style:text-properties officeooo:paragraph-rsid="0010a2a6"/>
    </style:style>
    <style:style style:name="P3" style:family="paragraph" style:parent-style-name="Standard">
      <style:text-properties style:font-name="Liberation Serif" fo:font-size="12pt" officeooo:rsid="000fd1bf" officeooo:paragraph-rsid="000fd1bf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0a2a6" officeooo:paragraph-rsid="0010a2a6" style:font-size-asian="10.5pt" style:font-size-complex="12pt"/>
    </style:style>
    <style:style style:name="P5" style:family="paragraph" style:parent-style-name="Standard">
      <style:text-properties style:font-name="Liberation Serif" officeooo:paragraph-rsid="0010a2a6"/>
    </style:style>
    <style:style style:name="P6" style:family="paragraph" style:parent-style-name="Standard">
      <style:text-properties style:font-name="Liberation Serif" fo:font-size="16pt" officeooo:rsid="000fd1bf" officeooo:paragraph-rsid="000fd1bf" style:font-size-asian="14pt" style:font-size-complex="16pt"/>
    </style:style>
    <style:style style:name="P7" style:family="paragraph" style:parent-style-name="Standard">
      <style:text-properties officeooo:rsid="0010a2a6" officeooo:paragraph-rsid="0010a2a6"/>
    </style:style>
    <style:style style:name="P8" style:family="paragraph" style:parent-style-name="Standard">
      <style:text-properties officeooo:rsid="001105c8" officeooo:paragraph-rsid="001105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a2a6"/>
    </style:style>
    <style:style style:name="T3" style:family="text">
      <style:text-properties officeooo:rsid="0010a2a6"/>
    </style:style>
    <style:style style:name="T4" style:family="text">
      <style:text-properties style:font-name="Times" fo:font-size="12pt" officeooo:rsid="0010a2a6" style:font-size-asian="10.5pt" style:font-size-complex="12pt"/>
    </style:style>
    <style:style style:name="T5" style:family="text">
      <style:text-properties style:font-name="Times" fo:font-size="12pt" style:text-underline-style="solid" style:text-underline-width="auto" style:text-underline-color="font-color" officeooo:rsid="0010a2a6" style:font-size-asian="10.5pt" style:font-size-complex="12pt"/>
    </style:style>
    <style:style style:name="T6" style:family="text">
      <style:text-properties fo:font-size="12pt" officeooo:rsid="0010a2a6" style:font-size-asian="10.5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0a2a6" style:font-size-asian="10.5pt" style:font-size-complex="12pt"/>
    </style:style>
    <style:style style:name="T8" style:family="text">
      <style:text-properties style:font-name="Liberation Serif" fo:font-size="12pt" officeooo:rsid="0010a2a6" style:font-size-asian="10.5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officeooo:rsid="0010a2a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: Parsec</text:p>
      <text:p text:style-name="P6">Questions:</text:p>
      <text:p text:style-name="P1"/>
      <text:p text:style-name="P3"><text:span text:style-name="T1">Students/Faculty:</text:span> What types of evaluation questions should be included in the system to gain beneficial feedback?</text:p>
      <text:p text:style-name="P3"><text:span text:style-name="T1">Faculty/Evaluation </text:span><text:span text:style-name="T2">Admin</text:span><text:span text:style-name="T1">:</text:span> What information belongs within the statistical summary?</text:p>
      <text:p text:style-name="P3"><text:span text:style-name="T1">Students/Faculty:</text:span> What type of responses should be given from the SEI?</text:p>
      <text:p text:style-name="P3"><text:span text:style-name="T1">Students/Faculty:</text:span> Should the survey anonymous? If not, what information should be given from the students?</text:p>
      <text:p text:style-name="P3"><text:span text:style-name="T1">All:</text:span> Is the survey optional? </text:p>
      <text:p text:style-name="P3"><text:span text:style-name="T1">All:</text:span> Should there be a max or min length for the survey?</text:p>
      <text:p text:style-name="P4"><text:span text:style-name="T1">All:</text:span> Should it be implemented in other services?</text:p>
      <text:p text:style-name="P4"><text:span text:style-name="T1">Faculty/Admin:</text:span> How many screens should be presented during the evaluation.</text:p>
      <text:p text:style-name="P4"><text:span text:style-name="T1">Faculty/Admin:</text:span> How many times should the evaluation be allowed to be taken.</text:p>
      <text:p text:style-name="P5"><text:span text:style-name="T7">Faculty/Admin:</text:span><text:span text:style-name="T6"> </text:span>Does the system handle the faculty awards, promotions, and tenure decisions?</text:p>
      <text:p text:style-name="P2"><text:span text:style-name="T9">All:</text:span><text:span text:style-name="T8"> </text:span>When should the students have access to the system?</text:p>
      <text:p text:style-name="P2"><text:span text:style-name="T2">Faculty/Admin:</text:span><text:span text:style-name="T3"> </text:span>Can students complete these evaluations at home, or do they need supervised during class?</text:p>
      <text:p text:style-name="P2"><text:span text:style-name="T2">Admin:</text:span><text:span text:style-name="T3"> </text:span>How does the <text:span text:style-name="T3">evaluation</text:span> staff want the data presented?</text:p>
      <text:p text:style-name="P7"><text:span text:style-name="T1">Admin:</text:span> What statistics do you want provided/displayed from the SEIs?</text:p>
      <text:p text:style-name="P2"><text:span text:style-name="T5">Faculty/Admin:</text:span><text:span text:style-name="T4"> </text:span>Should the system email statistical summaries (and <text:span text:style-name="T3">original</text:span> responses) to faculty after grades have been processed?</text:p>
      <text:p text:style-name="P2"><text:span text:style-name="T2">Faculty/Admin:</text:span><text:span text:style-name="T3"> </text:span>How was the previously used paper SEI organized?</text:p>
      <text:p text:style-name="P2"><text:span text:style-name="T2">All:</text:span><text:span text:style-name="T3"> </text:span>What aspects of the old system do you (still | <text:span text:style-name="T3">definitely</text:span> not) want?</text:p>
      <text:p text:style-name="P8"><text:span text:style-name="T1">Admin:</text:span> How many users are expected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8:53:30.386271329</meta:creation-date>
    <dc:date>2018-02-15T09:30:57.873891156</dc:date>
    <meta:editing-duration>PT4M17S</meta:editing-duration>
    <meta:editing-cycles>1</meta:editing-cycles>
    <meta:document-statistic meta:table-count="0" meta:image-count="0" meta:object-count="0" meta:page-count="1" meta:paragraph-count="20" meta:word-count="204" meta:character-count="1358" meta:non-whitespace-character-count="1173"/>
    <meta:generator>LibreOffice/5.1.6.2$Linux_X86_64 LibreOffice_project/10m0$Build-2</meta:generator>
  </office:meta>
</office:document-meta>
</file>